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c0656" officeooo:paragraph-rsid="001c0656"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c0656" officeooo:paragraph-rsid="001c0656"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d2197" officeooo:paragraph-rsid="001d2197"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ea753" officeooo:paragraph-rsid="001ea753" style:font-weight-asian="normal"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d524" officeooo:paragraph-rsid="001ed524"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6pt" fo:font-weight="bold" officeooo:rsid="001c0656" officeooo:paragraph-rsid="001c0656" style:font-size-asian="16pt" style:font-weight-asian="bold" style:font-size-complex="16pt" style:font-weight-complex="bold"/>
    </style:style>
    <style:style style:name="P7" style:family="paragraph" style:parent-style-name="Standard" style:list-style-name="L1">
      <style:paragraph-properties fo:text-align="start" style:justify-single-word="false"/>
      <style:text-properties fo:font-size="14pt" fo:font-weight="normal" officeooo:rsid="001c0656" officeooo:paragraph-rsid="001c0656"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fo:font-weight="normal" officeooo:rsid="001c0656" officeooo:paragraph-rsid="001c065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ed524" officeooo:paragraph-rsid="001ed524" style:font-size-asian="14pt" style:font-weight-asian="normal" style:font-size-complex="14pt" style:font-weight-complex="normal"/>
    </style:style>
    <style:style style:name="P10" style:family="paragraph" style:parent-style-name="Standard" style:list-style-name="L3">
      <style:paragraph-properties fo:text-align="start" style:justify-single-word="false"/>
      <style:text-properties fo:font-size="14pt" style:text-underline-style="none" fo:font-weight="normal" officeooo:rsid="001d2197" officeooo:paragraph-rsid="001d2197" style:font-size-asian="14pt" style:font-weight-asian="normal" style:font-size-complex="14pt" style:font-weight-complex="normal"/>
    </style:style>
    <style:style style:name="P11" style:family="paragraph" style:parent-style-name="Standard" style:list-style-name="L4">
      <style:paragraph-properties fo:text-align="start" style:justify-single-word="false"/>
      <style:text-properties fo:font-size="14pt" style:text-underline-style="none" fo:font-weight="normal" officeooo:rsid="001d2197" officeooo:paragraph-rsid="001d2197" style:font-size-asian="14pt" style:font-weight-asian="normal" style:font-size-complex="14pt" style:font-weight-complex="normal"/>
    </style:style>
    <style:style style:name="P12" style:family="paragraph" style:parent-style-name="Standard" style:list-style-name="L5">
      <style:paragraph-properties fo:text-align="start" style:justify-single-word="false"/>
      <style:text-properties fo:font-size="14pt" style:text-underline-style="none" fo:font-weight="normal" officeooo:rsid="001d2197" officeooo:paragraph-rsid="001d2197" style:font-size-asian="14pt" style:font-weight-asian="normal" style:font-size-complex="14pt" style:font-weight-complex="normal"/>
    </style:style>
    <style:style style:name="P13" style:family="paragraph" style:parent-style-name="Standard" style:list-style-name="L6">
      <style:paragraph-properties fo:text-align="start" style:justify-single-word="false"/>
      <style:text-properties fo:font-size="14pt" style:text-underline-style="none" fo:font-weight="normal" officeooo:rsid="001ea753" officeooo:paragraph-rsid="001ea753" style:font-size-asian="14pt" style:font-weight-asian="normal" style:font-size-complex="14pt" style:font-weight-complex="normal"/>
    </style:style>
    <style:style style:name="P14" style:family="paragraph" style:parent-style-name="Standard" style:list-style-name="L8">
      <style:paragraph-properties fo:margin-top="0in" fo:margin-bottom="0.1945in" loext:contextual-spacing="false" fo:text-align="start" style:justify-single-word="false"/>
      <style:text-properties fo:font-weight="normal" officeooo:rsid="001ed524" officeooo:paragraph-rsid="001ed524" style:font-weight-asian="normal" style:font-weight-complex="normal"/>
    </style:style>
    <style:style style:name="P15" style:family="paragraph" style:parent-style-name="Standard" style:list-style-name="L8">
      <style:paragraph-properties fo:margin-top="0in" fo:margin-bottom="0.1945in" loext:contextual-spacing="false" fo:text-align="start" style:justify-single-word="false"/>
      <style:text-properties fo:font-size="12pt" style:text-underline-style="solid" style:text-underline-width="auto" style:text-underline-color="font-color" fo:font-weight="bold" officeooo:rsid="001ed524" officeooo:paragraph-rsid="001ed524"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2197"/>
    </style:style>
    <style:style style:name="T3" style:family="text">
      <style:text-properties officeooo:rsid="001d2197"/>
    </style:style>
    <style:style style:name="T4" style:family="text">
      <style:text-properties fo:color="#000000"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5" style:family="text">
      <style:text-properties fo:color="#000000" style:font-name="Times New Roman" fo:font-size="16pt" style:text-underline-style="solid" style:text-underline-width="auto" style:text-underline-color="font-color" style:font-size-asian="16pt" style:font-name-complex="Times New Roman1" style:font-size-complex="16pt"/>
    </style:style>
    <style:style style:name="T6" style:family="text">
      <style:text-properties fo:color="#000000" style:font-name="Times New Roman" fo:font-size="16pt" fo:font-weight="bold" style:font-size-asian="16pt" style:font-weight-asian="bold" style:font-name-complex="Times New Roman1" style:font-size-complex="16pt" style:font-weight-complex="bold"/>
    </style:style>
    <style:style style:name="T7" style:family="text">
      <style:text-properties fo:color="#000000" style:font-name="Times New Roman" style:text-underline-style="solid" style:text-underline-width="auto" style:text-underline-color="font-color" fo:font-weight="bold" style:font-weight-asian="bold" style:font-name-complex="Times New Roman1" style:font-weight-complex="bold"/>
    </style:style>
    <style:style style:name="T8" style:family="text">
      <style:text-properties fo:color="#000000"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9" style:family="text">
      <style:text-properties style:use-window-font-color="true" style:font-name="Times New Roman" fo:font-size="16pt" style:text-underline-style="none" fo:font-weight="bold" style:font-size-asian="16pt" style:font-weight-asian="bold" style:font-name-complex="Times New Roman1" style:font-size-complex="16pt" style:font-weight-complex="bold"/>
    </style:style>
    <style:style style:name="T10" style:family="text">
      <style:text-properties style:use-window-font-color="true" style:font-name="Times New Roman" fo:font-size="16pt" style:text-underline-style="none" style:font-size-asian="16pt" style:font-name-complex="Times New Roman1" style:font-size-complex="16pt"/>
    </style:style>
    <style:style style:name="T11" style:family="text">
      <style:text-properties style:use-window-font-color="true" style:font-name="Times New Roman" fo:font-size="16pt" fo:font-weight="bold" style:font-size-asian="16pt" style:font-weight-asian="bold" style:font-name-complex="Times New Roman1" style:font-size-complex="16pt" style:font-weight-complex="bold"/>
    </style:style>
    <style:style style:name="T12" style:family="text">
      <style:text-properties style:use-window-font-color="true" style:font-name="Times New Roman" fo:font-size="16pt" style:font-size-asian="16pt" style:font-name-complex="Times New Roman1" style:font-size-complex="16pt"/>
    </style:style>
    <style:style style:name="T13" style:family="text">
      <style:text-properties style:use-window-font-color="true"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14" style:family="text">
      <style:text-properties style:use-window-font-color="true" style:font-name="Times New Roman" style:text-underline-style="solid" style:text-underline-width="auto" style:text-underline-color="font-color" fo:font-weight="bold" style:font-weight-asian="bold" style:font-name-complex="Times New Roman1" style:font-weight-complex="bold"/>
    </style:style>
    <style:style style:name="T15" style:family="text">
      <style:text-properties style:use-window-font-color="true" style:font-name="Times New Roman" style:font-name-complex="Times New Roman1"/>
    </style:style>
    <style:style style:name="T16" style:family="text">
      <style:text-properties style:use-window-font-color="true"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tocoale de routare</text:p>
      <text:p text:style-name="P1"/>
      <text:p text:style-name="P1"/>
      <text:list xml:id="list977343594" text:style-name="L1">
        <text:list-item>
          <text:p text:style-name="P7">Forwarding vs Routing</text:p>
        </text:list-item>
      </text:list>
      <text:p text:style-name="P1"><text:tab/></text:p>
      <text:p text:style-name="P1"><text:tab/>Conceptele de “forwarding” si “routing” sunt printre cele mai importante in functiile existente pe nivelul de transport al unei retele.</text:p>
      <text:p text:style-name="P1"/>
      <text:p text:style-name="P1"><text:tab/>Routing se refera la procese care se realizeaza la nivel de retea si determina traseele de parcurs ale unui pachet de la un capat la altul, de la sursa la destinatie.</text:p>
      <text:p text:style-name="P1"><text:tab/></text:p>
      <text:p text:style-name="P1"><text:tab/>Forwarding este o parte a procesului de routing care se refera la modul in care in fiecare punct al traseului din routare, atunci cand avem mai multe optiuni trebuie sa alegem una care sa fie cea mai buna, in scopul de a minimiza traseul nostru.</text:p>
      <text:p text:style-name="P1"><text:tab/></text:p>
      <text:p text:style-name="P1"><text:tab/>Daca ar fi sa facem o analogie cu conceptele de forwarding si routing si conceptele din teoria grafurilor, routing este asemanator cu procesul de cautare a unui traseu de la nodul A la nodul B, iar forwarding este atunci cand, aflandu-ne intr-un nod cu grad exterior mai mare ca unul (mai multe posibilitati de a continua traseul), se ia o decizie (ce muchie sa alegem pentru a obtine drumul optim, de exemplu cel mai scurt sau de cost minim).</text:p>
      <text:p text:style-name="P1"/>
      <text:list xml:id="list2750951726" text:style-name="L2">
        <text:list-item>
          <text:p text:style-name="P8">Link State Routing</text:p>
        </text:list-item>
      </text:list>
      <text:p text:style-name="P1"><text:tab/></text:p>
      <text:p text:style-name="P1"><text:tab/>Link State Routing-ul este un protocol folosit in directionarea pachetelor in retelele unde se realizeaza comunicarea dintre computere.</text:p>
      <text:p text:style-name="P1"/>
      <text:p text:style-name="P1"><text:tab/>Conceptul de baza pentru routarea la nivel de link state este ca fiecare nod al retelei isi construieste o harta proprie a conectivitatii sale la retea sub forma unui graf, aratand ce noduri sunt conectate la alte noduri. Astfel fiecare nod isi calculeaza independent urmatoarea alegere “optima” catre fiecare destinatie posibila din cadrul retelei. Fiecare colectie de “cele mai bune drumuri” va forma apoi pentru fiecare nod un <text:span text:style-name="T1">tabel de routare.</text:span></text:p>
      <text:p text:style-name="P1"><text:span text:style-name="T1"/></text:p>
      <text:p text:style-name="P2"><text:tab/>Pentru a determina vecinii sai, fiecare nod trebuie sa determine la ce porturi mai este conectat. El face asta printr-un protocol <text:span text:style-name="T3">de </text:span><text:span text:style-name="T2">reachability</text:span><text:span text:style-name="T3"> pe care il ruleaza periodic si separat cu fiecare dintre vecinii direct conectati.</text:span></text:p>
      <text:p text:style-name="P2"><text:tab/></text:p>
      <text:p text:style-name="P2"><text:tab/><text:span text:style-name="T3">Exemple de protocoale link-state routing ar fi Open Shortest Path First (OSPF) si Intermediate System to Intermediate System (IS-IS).</text:span></text:p>
      <text:p text:style-name="P2"/>
      <text:list xml:id="list280027676" text:style-name="L3">
        <text:list-item>
          <text:p text:style-name="P10">Distance Vector Routing</text:p>
        </text:list-item>
      </text:list>
      <text:p text:style-name="P3"/>
      <text:p text:style-name="P3"><text:tab/>Distance Vector Routing-ul este, la fel ca si Link State Routing-ul, un protocol folosit pentru a determina cea mai buna ruta pentru pachetele de informatii bazat pe distanta.</text:p>
      <text:p text:style-name="P3"/>
      <text:p text:style-name="P3"><text:tab/>Conceptul in care functioneaza Distance Vector Routing este diferit de cel de la Link State Routing. Daca acolo fiecare nod isi calcula tabelul propriu de routare pe care se baza atunci cand avea de facut o alegere pentru un nod iar singura informatie care se comunica acolo era cea legata de conectivitatea cu alte noduri, la Distance Vector Routing fiecare nod isi imparte tabelul de routare cu vecinii.</text:p>
      <text:p text:style-name="P3"/>
      <text:p text:style-name="P3"><text:soft-page-break/><text:tab/>Protocoalele Distance Vector Routing folosesc algoritmii Bellman-Ford si Ford-Fulkerson pentru a determina cea mai buna ruta.</text:p>
      <text:p text:style-name="P3"/>
      <text:p text:style-name="P3"><text:tab/>Termenul de <text:span text:style-name="T1">distance vector</text:span> se refera la faptul ca protocolul acesta manipuleaza vectori de distante catre alte noduri ale retelei. Algoritmul cu <text:span text:style-name="T1">distance vector </text:span><text:s/>fiind algoritmul de routare original al ARPANET (Advanced Research Projects Agency NETwork – prima retea cu transmitere de pachete de nivel mare).</text:p>
      <text:p text:style-name="P3"/>
      <text:list xml:id="list3362588276" text:style-name="L4">
        <text:list-item>
          <text:p text:style-name="P11">Routing Information Protocol</text:p>
        </text:list-item>
      </text:list>
      <text:p text:style-name="P3"/>
      <text:p text:style-name="P3"><text:tab/>Routing Information Protocol (RIP) este unul dintre cele mai vechi protocoale bazate pe Distance Vector Routing care folosesc numaratoarea de <text:span text:style-name="T1">hops</text:span> ca fiind o metrica pentru routare.</text:p>
      <text:p text:style-name="P3">Un hop este un termen specific retelelor de calculatoare, acesta referindu-se la numarul de routere prin care un pachet (o portiune de date) trece de la sursa la destinatie, un hop avand loc cand un pachet sare de la un router la urmatorul.</text:p>
      <text:p text:style-name="P3"/>
      <text:p text:style-name="P3"><text:tab/>RIP previne ciclurile in routare prin implementarea unei limitari a numarulul de <text:span text:style-name="T1">hops</text:span> permise pe un drum de la sursa la destinatie. Cel mai mare numar de <text:span text:style-name="T1">hops</text:span> permise pentru RIP este de 15, acest numar limitand dimensiunea retelelor pe care RIP poate functiona. Astfel, cand un hop count este la 0 stim ca este vorba de o retea care este conectata in mod direct la router, iar cand hop count ajunge la 16 stim ca este vorba de o retea la care nu se mai poate ajunge, conform limitei de hop-uri RIP.</text:p>
      <text:p text:style-name="P3"><text:tab/>Totodata RIP cere ca la fiecare 30 de secunde routerele sa trimita vecinilor intregul tabel de routare.</text:p>
      <text:p text:style-name="P3"><text:tab/>Exista mai multe versiuni ale RIP: RIPv1 si RIPv2 pentru IPv4 si RIPng pentru IPv6.</text:p>
      <text:p text:style-name="P3"/>
      <text:list xml:id="list2053012373" text:style-name="L5">
        <text:list-item>
          <text:p text:style-name="P12">Open Shortest Path First (OSPF)</text:p>
        </text:list-item>
      </text:list>
      <text:p text:style-name="P3"/>
      <text:p text:style-name="P3"><text:tab/>Open Shortest Path First (OSPF) este asemenea RIP un protocol de routare care a inlocuit n buna masura RIP in retelele companiilor. Utilizant OSPF, atunci cand un router sesizeaza o schimbare in tabelul de routare (atunci cand reteaua poate fi schimbata in sine), acel router va transmite catre toate celelalte host-uri OSPF ale retelei acea schimbare pentru ca toate sa aiba aceleasi informatii in tabelul de routare.</text:p>
      <text:p text:style-name="P3"><text:tab/>OSPF este mai eficient ca RIP deoarece el trimite vecinilor informatii despre tabelul de routare doar atunci cand o schimbare a avut loc si nu in mod continuu la un interval de timp regulat.</text:p>
      <text:p text:style-name="P3"><text:tab/>Printre versiunile OSPF amintim versiunea 2, definita de IEEE RFC 2328 pentru IPv4, implementata la scara larga de routerele enterprise si versiunea 3, definita de IEEE RFC 5340 pentru IPv6.</text:p>
      <text:p text:style-name="P3"/>
      <text:list xml:id="list2858885384" text:style-name="L6">
        <text:list-item>
          <text:p text:style-name="P13">Border Gateway Protocol Routing</text:p>
        </text:list-item>
      </text:list>
      <text:p text:style-name="P4"/>
      <text:p text:style-name="P4"><text:tab/>Border Gateway Protocol Routing (BGP) este un protocol de routare al Internetului. BGP este considerat un fel de “serviciu postal al internetului”. Cand cineva trimite o informatie pe Internet, BGP este responsabil sa se uite la toate drumurile posibile pe care acea informatie poate calatori si sa aleaga cel mai bun drum posibil, lucru care de cele mai multe ori presupune sa faca <text:span text:style-name="T1">hoping</text:span> intre sisteme autonome.</text:p>
      <text:p text:style-name="P4"><text:tab/>Un sistem autonom este o subretea a Internetului, fiecare dintre aceste subretele fiind in esenta un pool de routere care este administrat de o singura organizatie.</text:p>
      <text:p text:style-name="P4"><text:tab/>Versiunea curenta de BGP este versiunea 4, bazata pe RFC 4271.</text:p>
      <text:p text:style-name="P1"/>
      <text:p text:style-name="P1"/>
      <text:p text:style-name="P1"/>
      <text:p text:style-name="P1"><text:soft-page-break/></text:p>
      <text:p text:style-name="P1"/>
      <text:p text:style-name="P1"/>
      <text:p text:style-name="P9">Bibliografie:</text:p>
      <text:p text:style-name="P5"/>
      <text:list xml:id="list1581200402" text:style-name="L8">
        <text:list-item>
          <text:p text:style-name="P14"><text:a xlink:type="simple" xlink:href="https://en.wikipedia.org/wiki/Routing_Information_Protocol" text:style-name="Internet_20_link" text:visited-style-name="Visited_20_Internet_20_Link"><text:span text:style-name="T8">https://en.wikipedia.org/wiki/Routing_Information_Protocol</text:span></text:a></text:p>
        </text:list-item>
        <text:list-item>
          <text:p text:style-name="P14"><text:a xlink:type="simple" xlink:href="https://en.wikipedia.org/wiki/Distance-vector_routing_protocol" text:style-name="Internet_20_link" text:visited-style-name="Visited_20_Internet_20_Link"><text:span text:style-name="T16">https://en.wikipedia.org/wiki/Distance-vector_routing_protocol</text:span></text:a></text:p>
        </text:list-item>
        <text:list-item>
          <text:p text:style-name="P14"><text:a xlink:type="simple" xlink:href="https://en.wikipedia.org/wiki/Link-state_routing_protocol" text:style-name="Internet_20_link" text:visited-style-name="Visited_20_Internet_20_Link"><text:span text:style-name="T16">https://en.wikipedia.org/wiki/Link-state_routing_protocol</text:span></text:a></text:p>
        </text:list-item>
        <text:list-item>
          <text:p text:style-name="P14"><text:a xlink:type="simple" xlink:href="https://www.cloudflare.com/learning/security/glossary/what-is-bgp/" text:style-name="Internet_20_link" text:visited-style-name="Visited_20_Internet_20_Link"><text:span text:style-name="T16">https://www.cloudflare.com/learning/security/glossary/what-is-bgp/</text:span></text:a></text:p>
          <text:p text:style-name="P15"><text:span text:style-name="T1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4T14:44:30.836140380</meta:creation-date>
    <dc:date>2020-08-24T15:16:58.749108729</dc:date>
    <meta:editing-duration>PT6M12S</meta:editing-duration>
    <meta:editing-cycles>8</meta:editing-cycles>
    <meta:generator>LibreOffice/6.4.4.2$Linux_X86_64 LibreOffice_project/40$Build-2</meta:generator>
    <meta:document-statistic meta:table-count="0" meta:image-count="0" meta:object-count="0" meta:page-count="3" meta:paragraph-count="40" meta:word-count="945" meta:character-count="5958" meta:non-whitespace-character-count="5029"/>
  </office:meta>
</office:document-meta>
</file>